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color="#ff0000" draw:textarea-horizontal-align="center" draw:textarea-vertical-align="middle"/>
    </style:style>
    <style:style style:name="gr8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color="#000080" fo:font-size="20pt" style:font-size-asian="20pt" style:font-size-complex="20pt"/>
    </style:style>
    <style:style style:name="P2" style:family="paragraph">
      <style:text-properties fo:color="#008000"/>
    </style:style>
    <style:style style:name="P3" style:family="paragraph">
      <style:text-properties fo:color="#008000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color="#000080" fo:font-size="28pt" style:font-size-asian="28pt" style:font-size-complex="28pt"/>
    </style:style>
    <style:style style:name="P6" style:family="paragraph">
      <style:text-properties fo:color="#772953" fo:font-size="22pt" style:font-size-asian="22pt" style:font-size-complex="22pt"/>
    </style:style>
    <style:style style:name="T1" style:family="text">
      <style:text-properties fo:color="#000080" fo:font-size="20pt" style:font-size-asian="20pt" style:font-size-complex="20pt"/>
    </style:style>
    <style:style style:name="T2" style:family="text">
      <style:text-properties fo:color="#008000"/>
    </style:style>
    <style:style style:name="T3" style:family="text">
      <style:text-properties fo:color="#008000" fo:font-size="18pt" style:font-size-asian="18pt" style:font-size-complex="18pt"/>
    </style:style>
    <style:style style:name="T4" style:family="text">
      <style:text-properties fo:color="#000080" fo:font-size="28pt" style:font-size-asian="28pt" style:font-size-complex="28pt"/>
    </style:style>
    <style:style style:name="T5" style:family="text">
      <style:text-properties fo:color="#772953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041cm" svg:height="1.038cm" svg:x="7.48cm" svg:y="0.56cm">
          <draw:text-box>
            <text:p><text:span text:style-name="T1">ABCD Matrix and q-parameter evolution</text:span></text:p>
          </draw:text-box>
        </draw:frame>
        <draw:frame draw:style-name="gr1" draw:layer="layout" svg:width="7.546cm" svg:height="0.962cm" svg:x="1.425cm" svg:y="2.977cm">
          <draw:text-box>
            <text:p>ABCD Matrix Convention</text:p>
          </draw:text-box>
        </draw:frame>
        <draw:frame draw:style-name="gr1" draw:layer="layout" svg:width="15.255cm" svg:height="1.673cm" svg:x="2.824cm" svg:y="4.63cm">
          <draw:text-box>
            <text:p>There are two conventions for the definition of (x, x').</text:p>
            <text:p>The first one is </text:p>
          </draw:text-box>
        </draw:frame>
        <draw:frame draw:style-name="gr2" draw:layer="layout" svg:width="2.574cm" svg:height="1.831cm" svg:x="8.21cm" svg:y="5.7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075cm" svg:height="1.831cm" svg:x="8.415cm" svg:y="8.88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13.007cm" svg:height="1.673cm" svg:x="3.155cm" svg:y="7.76cm">
          <draw:text-box>
            <text:p>used by Kogelnik &amp; Lee, and Gerhard Kloos.</text:p>
            <text:p>The other one is</text:p>
          </draw:text-box>
        </draw:frame>
        <draw:frame draw:style-name="gr1" draw:layer="layout" svg:width="22.625cm" svg:height="3.095cm" svg:x="3.307cm" svg:y="11.245cm">
          <draw:text-box>
            <text:p>used by Siegman.</text:p>
            <text:p>K&amp;L assumes that the input and output planes are always in the vacuum (n=1).</text:p>
            <text:p>Siegman deals with more general cases where the input and output planes</text:p>
            <text:p>may be in different medium.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4.359cm" svg:height="1.038cm" svg:x="11.906cm" svg:y="0.382cm">
          <draw:text-box>
            <text:p><text:span text:style-name="T1">q-parameter</text:span></text:p>
          </draw:text-box>
        </draw:frame>
        <draw:frame draw:style-name="gr2" draw:layer="layout" svg:width="7.868cm" svg:height="2.016cm" svg:x="9.46cm" svg:y="1.99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8.896cm" svg:height="0.962cm" svg:x="4.147cm" svg:y="4.579cm">
          <draw:text-box>
            <text:p>λ is always the wavelength of the light in the transmitting medium.</text:p>
          </draw:text-box>
        </draw:frame>
        <draw:frame draw:style-name="gr2" draw:layer="layout" svg:width="2.224cm" svg:height="1.749cm" svg:x="4.397cm" svg:y="5.54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20.14cm" svg:height="3.806cm" svg:x="4.07cm" svg:y="7.581cm">
          <draw:text-box>
            <text:p>At the interface of two media, the beam size should not change.</text:p>
            <text:p>This means that the value of q must change even if it is a flat interface</text:p>
            <text:p>plane with normal incidence.</text:p>
            <text:p>The reduced q-parameter qr = q/n is thus convenient, because it does</text:p>
            <text:p>not change between two media.</text:p>
          </draw:text-box>
        </draw:frame>
        <draw:frame draw:style-name="gr2" draw:layer="layout" svg:width="6.203cm" svg:height="2.063cm" svg:x="8.975cm" svg:y="14.19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2" draw:layer="layout" svg:width="7.724cm" svg:height="0.962cm" svg:x="10.66cm" svg:y="12.186cm">
          <draw:text-box>
            <text:p><text:span text:style-name="T2">ABCD transformation rule</text:span></text:p>
          </draw:text-box>
        </draw:frame>
        <draw:frame draw:style-name="gr1" draw:layer="layout" svg:width="5.26cm" svg:height="0.962cm" svg:x="1.374cm" svg:y="14.73cm">
          <draw:text-box>
            <text:p>For q-parameter:</text:p>
          </draw:text-box>
        </draw:frame>
        <draw:frame draw:style-name="gr2" draw:layer="layout" svg:width="4.767cm" svg:height="1.809cm" svg:x="9.918cm" svg:y="17.2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7.724cm" svg:height="0.962cm" svg:x="1.221cm" svg:y="17.631cm">
          <draw:text-box>
            <text:p>For reduced q-parameter: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10.535cm" svg:height="0.962cm" svg:x="8.733cm" svg:y="0.535cm">
          <draw:text-box>
            <text:p><text:span text:style-name="T2">Propagation in medium with index n</text:span></text:p>
          </draw:text-box>
        </draw:frame>
        <draw:frame draw:style-name="gr2" draw:layer="layout" svg:width="6.17cm" svg:height="1.897cm" svg:x="10.783cm" svg:y="1.8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332cm" svg:height="0.847cm" svg:x="7.882cm" svg:y="4.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4.612cm" svg:height="0.872cm" svg:x="14.446cm" svg:y="4.4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064cm" svg:height="0.962cm" svg:x="8.013cm" svg:y="7.047cm">
          <draw:text-box>
            <text:p><text:span text:style-name="T3">Slanted incidence to a plane interface</text:span></text:p>
          </draw:text-box>
        </draw:frame>
        <draw:polygon draw:style-name="gr4" draw:text-style-name="P4" draw:layer="layout" svg:width="5.728cm" svg:height="7.148cm" svg:x="18.658cm" svg:y="12.436cm" svg:viewBox="0 0 5729 7149" draw:points="3333,0 5729,0 5729,7149 0,7149">
          <text:p/>
        </draw:polygon>
        <draw:line draw:style-name="gr5" draw:text-style-name="P4" draw:layer="layout" svg:x1="15.05cm" svg:y1="15.796cm" svg:x2="20.444cm" svg:y2="15.821cm">
          <text:p/>
        </draw:line>
        <draw:line draw:style-name="gr5" draw:text-style-name="P4" draw:layer="layout" svg:x1="25.494cm" svg:y1="17.404cm" svg:x2="20.444cm" svg:y2="15.822cm">
          <text:p/>
        </draw:line>
        <draw:line draw:style-name="gr6" draw:text-style-name="P4" draw:layer="layout" svg:x1="15.025cm" svg:y1="14.854cm" svg:x2="20.851cm" svg:y2="14.88cm">
          <text:p/>
        </draw:line>
        <draw:line draw:style-name="gr6" draw:text-style-name="P4" draw:layer="layout" svg:x1="15.025cm" svg:y1="16.754cm" svg:x2="19.96cm" svg:y2="16.78cm">
          <text:p/>
        </draw:line>
        <draw:line draw:style-name="gr6" draw:text-style-name="P4" draw:layer="layout" svg:x1="20.851cm" svg:y1="14.88cm" svg:x2="24.387cm" svg:y2="16.025cm">
          <text:p/>
        </draw:line>
        <draw:line draw:style-name="gr6" draw:text-style-name="P4" draw:layer="layout" svg:x1="19.96cm" svg:y1="16.78cm" svg:x2="23.496cm" svg:y2="17.925cm">
          <text:p/>
        </draw:line>
        <draw:line draw:style-name="gr7" draw:text-style-name="P4" draw:layer="layout" svg:x1="19.96cm" svg:y1="16.754cm" svg:x2="19.976cm" svg:y2="14.854cm">
          <text:p/>
        </draw:line>
        <draw:line draw:style-name="gr7" draw:text-style-name="P4" draw:layer="layout" svg:x1="20.203cm" svg:y1="16.875cm" svg:x2="20.867cm" svg:y2="14.88cm">
          <text:p/>
        </draw:line>
        <draw:line draw:style-name="gr8" draw:text-style-name="P4" draw:layer="layout" svg:x1="24.72cm" svg:y1="17.688cm" svg:x2="16.196cm" svg:y2="13.908cm">
          <text:p/>
        </draw:line>
        <draw:line draw:style-name="gr9" draw:text-style-name="P4" draw:layer="layout" svg:x1="18.332cm" svg:y1="14.23cm" svg:x2="19.96cm" svg:y2="15.27cm">
          <text:p/>
        </draw:line>
        <draw:frame draw:style-name="gr10" draw:layer="layout" svg:width="1.311cm" svg:height="1.132cm" svg:x="17.347cm" svg:y="13.588cm">
          <draw:text-box>
            <text:p>w1</text:p>
          </draw:text-box>
        </draw:frame>
        <draw:line draw:style-name="gr9" draw:text-style-name="P4" draw:layer="layout" svg:x1="21.394cm" svg:y1="18.331cm" svg:x2="20.444cm" svg:y2="16.328cm">
          <text:p/>
        </draw:line>
        <draw:frame draw:style-name="gr1" draw:layer="layout" svg:width="1.311cm" svg:height="0.962cm" svg:x="20.827cm" svg:y="18.219cm">
          <draw:text-box>
            <text:p>w2</text:p>
          </draw:text-box>
        </draw:frame>
        <draw:frame draw:style-name="gr2" draw:layer="layout" svg:width="8.259cm" svg:height="4.15cm" svg:x="2.679cm" svg:y="8.4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13.642cm" svg:height="2.384cm" svg:x="1.17cm" svg:y="13.28cm">
          <draw:text-box>
            <text:p>The beam size changes between the interface.</text:p>
            <text:p>This can be derived from a purely geometrical </text:p>
            <text:p>consideration.</text:p>
          </draw:text-box>
        </draw:frame>
        <draw:frame draw:style-name="gr1" draw:layer="layout" svg:width="12.588cm" svg:height="1.673cm" svg:x="1.24cm" svg:y="16.566cm">
          <draw:text-box>
            <text:p>Note that after a transmission of an oblique</text:p>
            <text:p>optics, the beam becomes elliptic.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9.964cm" svg:height="1.352cm" svg:x="9.177cm" svg:y="0.548cm">
          <draw:text-box>
            <text:p><text:span text:style-name="T4">q-parameter in gtrace</text:span></text:p>
          </draw:text-box>
        </draw:frame>
        <draw:frame draw:style-name="gr1" draw:text-style-name="P6" draw:layer="layout" svg:width="21.825cm" svg:height="1.119cm" svg:x="2.075cm" svg:y="4.91cm">
          <draw:text-box>
            <text:p><text:span text:style-name="T5">In gtrace, q-parameters of a beam are stored in five attributes.</text:span></text:p>
          </draw:text-box>
        </draw:frame>
        <draw:frame draw:style-name="gr1" draw:layer="layout" svg:width="22.884cm" svg:height="7.245cm" svg:x="2.432cm" svg:y="6.889cm">
          <draw:text-box>
            <text:p>q: average q-parameter of the beam. If the beam is elliptic, this is a q-parameter</text:p>
            <text:p><text:s text:c="4"/>of a circular beam best matching the elliptic one.</text:p>
            <text:p/>
            <text:p>qx: q-parameter of the beam in x-direction.</text:p>
            <text:p/>
            <text:p>qrx: reduced q-parameter in x-direction. qrx = qx/n</text:p>
            <text:p/>
            <text:p>qy: q-parameter of the beam in y-direction.</text:p>
            <text:p/>
            <text:p>qry: reduced q-parameter in y-direction. qry = qy/n</text:p>
          </draw:text-box>
        </draw:frame>
        <draw:frame draw:style-name="gr1" draw:layer="layout" svg:width="22.901cm" svg:height="3.095cm" svg:x="2.456cm" svg:y="15.946cm">
          <draw:text-box>
            <text:p>If any of the last 4 parameters are changed, all the other related parameters are</text:p>
            <text:p>automatically updated.</text:p>
            <text:p>ABCD transformation is calculated with the reduced q-parameters. The result is </text:p>
            <text:p>reflected to the normal q-parameters immediately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IPAex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oichi Aso</meta:initial-creator>
    <meta:creation-date>2011-09-07T13:56:52</meta:creation-date>
    <meta:editing-duration>P1DT1H32M11S</meta:editing-duration>
    <meta:editing-cycles>12</meta:editing-cycles>
    <dc:date>2013-08-16T10:44:53</dc:date>
    <dc:creator>Yoichi Aso</dc:creator>
    <meta:generator>LibreOffice/4.0.2.2$Linux_X86_64 LibreOffice_project/400m0$Build-2</meta:generator>
    <meta:document-statistic meta:object-count="72"/>
  </office:meta>
</office:document-meta>
</file>

<file path=Object 1/content.xml><?xml version="1.0" encoding="utf-8"?>
<math xmlns="http://www.w3.org/1998/Math/MathML">
  <semantics>
    <mstyle mathsize="22pt">
      <mrow>
        <mrow>
          <mi>x</mi>
          <mrow>
            <mi>'</mi>
            <mo stretchy="false">=</mo>
            <mfrac>
              <mi mathvariant="italic">dx</mi>
              <mi mathvariant="italic">dz</mi>
            </mfrac>
          </mrow>
        </mrow>
      </mrow>
    </mstyle>
    <annotation encoding="StarMath 5.0">size 22 {x' =  {dx} over {dz}}</annotation>
  </semantics>
</math>
</file>

<file path=Object 10/content.xml><?xml version="1.0" encoding="utf-8"?>
<math xmlns="http://www.w3.org/1998/Math/MathML">
  <semantics>
    <mstyle mathsize="22pt">
      <mrow>
        <mrow>
          <mfenced open="(" close=")">
            <mtable>
              <mtr>
                <mtd>
                  <mi mathvariant="normal">A</mi>
                </mtd>
                <mtd>
                  <mi mathvariant="normal">B</mi>
                </mtd>
              </mtr>
              <mtr>
                <mtd>
                  <mi mathvariant="normal">C</mi>
                </mtd>
                <mtd>
                  <mi mathvariant="normal">D</mi>
                </mtd>
              </mtr>
            </mtable>
          </mfenced>
          <mo stretchy="false">=</mo>
          <mfenced open="(" close=")">
            <mtable>
              <mtr>
                <mtd>
                  <mfrac>
                    <mrow>
                      <mi>cos</mi>
                      <msub>
                        <mo stretchy="false">θ</mo>
                        <mn>2</mn>
                      </msub>
                    </mrow>
                    <mrow>
                      <mi>cos</mi>
                      <msub>
                        <mo stretchy="false">θ</mo>
                        <mn>1</mn>
                      </msub>
                    </mrow>
                  </mfrac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row>
                      <mi>cos</mi>
                      <msub>
                        <mo stretchy="false">θ</mo>
                        <mn>1</mn>
                      </msub>
                    </mrow>
                    <mrow>
                      <mi>cos</mi>
                      <msub>
                        <mo stretchy="false">θ</mo>
                        <mn>2</mn>
                      </msub>
                    </mrow>
                  </mfrac>
                </mtd>
              </mtr>
            </mtable>
          </mfenced>
        </mrow>
      </mrow>
    </mstyle>
    <annotation encoding="StarMath 5.0">size 22 {left (matrix{A # B ## C # D}right )  = left (matrix{{cos %theta_2} over {cos %theta_1} #0##0#{cos %theta_1} over {cos %theta_2}}right)}</annotation>
  </semantics>
</math>
</file>

<file path=Object 2/content.xml><?xml version="1.0" encoding="utf-8"?>
<math xmlns="http://www.w3.org/1998/Math/MathML">
  <semantics>
    <mstyle mathsize="22pt">
      <mrow>
        <mrow>
          <mi>x</mi>
          <mrow>
            <mi>'</mi>
            <mo stretchy="false">=</mo>
            <mi>n</mi>
          </mrow>
          <mfrac>
            <mi mathvariant="italic">dx</mi>
            <mi mathvariant="italic">dz</mi>
          </mfrac>
        </mrow>
      </mrow>
    </mstyle>
    <annotation encoding="StarMath 5.0">size 22 {x' = n {dx} over {dz}}</annotation>
  </semantics>
</math>
</file>

<file path=Object 3/content.xml><?xml version="1.0" encoding="utf-8"?>
<math xmlns="http://www.w3.org/1998/Math/MathML">
  <semantics>
    <mstyle mathsize="22pt">
      <mrow>
        <mrow>
          <mrow>
            <mfrac>
              <mn>1</mn>
              <mrow>
                <mi mathvariant="normal">q</mi>
                <mrow>
                  <mo stretchy="false">(</mo>
                  <mi mathvariant="normal">z</mi>
                  <mo stretchy="false">)</mo>
                </mrow>
              </mrow>
            </mfrac>
            <mo stretchy="false">=</mo>
            <mrow>
              <mfrac>
                <mn>1</mn>
                <mrow>
                  <mi mathvariant="normal">R</mi>
                  <mrow>
                    <mo stretchy="false">(</mo>
                    <mi mathvariant="normal">z</mi>
                    <mo stretchy="false">)</mo>
                  </mrow>
                </mrow>
              </mfrac>
              <mo stretchy="false">−</mo>
              <mi mathvariant="normal">i</mi>
            </mrow>
          </mrow>
          <mfrac>
            <mo stretchy="false">λ</mo>
            <mrow>
              <mo stretchy="false">π</mo>
              <msup>
                <mi mathvariant="normal">w</mi>
                <mn>2</mn>
              </msup>
              <mrow>
                <mo stretchy="false">(</mo>
                <mi mathvariant="normal">z</mi>
                <mo stretchy="false">)</mo>
              </mrow>
            </mrow>
          </mfrac>
        </mrow>
      </mrow>
    </mstyle>
    <annotation encoding="StarMath 5.0">size 22 {1 over {q(z)} = {1} over {R(z)} - i {%lambda} over {%pi w^2(z)}}</annotation>
  </semantics>
</math>
</file>

<file path=Object 4/content.xml><?xml version="1.0" encoding="utf-8"?>
<math xmlns="http://www.w3.org/1998/Math/MathML">
  <semantics>
    <mstyle mathsize="22pt">
      <mrow>
        <mrow>
          <mo stretchy="false">λ</mo>
          <mo stretchy="false">=</mo>
          <mfrac>
            <msub>
              <mo stretchy="false">λ</mo>
              <mn>0</mn>
            </msub>
            <mi mathvariant="normal">n</mi>
          </mfrac>
        </mrow>
      </mrow>
    </mstyle>
    <annotation encoding="StarMath 5.0">size 22 {%lambda = %lambda_0 over n}</annotation>
  </semantics>
</math>
</file>

<file path=Object 5/content.xml><?xml version="1.0" encoding="utf-8"?>
<math xmlns="http://www.w3.org/1998/Math/MathML">
  <semantics>
    <mstyle mathsize="22pt">
      <mrow>
        <mrow>
          <mfrac>
            <msub>
              <mi mathvariant="normal">q</mi>
              <mn>2</mn>
            </msub>
            <msub>
              <mi mathvariant="normal">n</mi>
              <mn>2</mn>
            </msub>
          </mfrac>
          <mo stretchy="false">=</mo>
          <mfrac>
            <mrow>
              <mi mathvariant="normal">A</mi>
              <mrow>
                <mrow>
                  <mo stretchy="false">(</mo>
                  <mrow>
                    <msub>
                      <mi mathvariant="normal">q</mi>
                      <mn>1</mn>
                    </msub>
                    <mo stretchy="false">/</mo>
                    <msub>
                      <mi mathvariant="normal">n</mi>
                      <mn>1</mn>
                    </msub>
                  </mrow>
                  <mo stretchy="false">)</mo>
                </mrow>
                <mo stretchy="false">+</mo>
                <mi mathvariant="normal">B</mi>
              </mrow>
            </mrow>
            <mrow>
              <mi mathvariant="normal">C</mi>
              <mrow>
                <mrow>
                  <mo stretchy="false">(</mo>
                  <mrow>
                    <msub>
                      <mi mathvariant="normal">q</mi>
                      <mn>1</mn>
                    </msub>
                    <mo stretchy="false">/</mo>
                    <msub>
                      <mi mathvariant="normal">n</mi>
                      <mn>1</mn>
                    </msub>
                  </mrow>
                  <mo stretchy="false">)</mo>
                </mrow>
                <mo stretchy="false">+</mo>
                <mi mathvariant="normal">D</mi>
              </mrow>
            </mrow>
          </mfrac>
        </mrow>
      </mrow>
    </mstyle>
    <annotation encoding="StarMath 5.0">size 22 {q_2 over n_2 = {A (q_1/n_1) + B} over {C (q_1/n_1) +D}}</annotation>
  </semantics>
</math>
</file>

<file path=Object 6/content.xml><?xml version="1.0" encoding="utf-8"?>
<math xmlns="http://www.w3.org/1998/Math/MathML">
  <semantics>
    <mstyle mathsize="22pt">
      <mrow>
        <mrow>
          <msub>
            <mi mathvariant="normal">q</mi>
            <mstyle mathvariant="normal">
              <mrow>
                <mi>r2</mi>
              </mrow>
            </mstyle>
          </msub>
          <mo stretchy="false">=</mo>
          <mfrac>
            <mrow>
              <mi mathvariant="normal">A</mi>
              <mrow>
                <msub>
                  <mi mathvariant="normal">q</mi>
                  <mi>r1</mi>
                </msub>
                <mo stretchy="false">+</mo>
                <mi mathvariant="normal">B</mi>
              </mrow>
            </mrow>
            <mrow>
              <mi mathvariant="normal">C</mi>
              <mrow>
                <msub>
                  <mi mathvariant="normal">q</mi>
                  <mi>r1</mi>
                </msub>
                <mo stretchy="false">+</mo>
                <mi mathvariant="normal">D</mi>
              </mrow>
            </mrow>
          </mfrac>
        </mrow>
      </mrow>
    </mstyle>
    <annotation encoding="StarMath 5.0">size 22 {q_{nitalic r2} = {A q_{r1} + B} over {C q_{r1} +D}}</annotation>
  </semantics>
</math>
</file>

<file path=Object 7/content.xml><?xml version="1.0" encoding="utf-8"?>
<math xmlns="http://www.w3.org/1998/Math/MathML">
  <semantics>
    <mstyle mathsize="22pt">
      <mrow>
        <mrow>
          <mfenced open="(" close=")">
            <mtable>
              <mtr>
                <mtd>
                  <mi mathvariant="normal">A</mi>
                </mtd>
                <mtd>
                  <mi mathvariant="normal">B</mi>
                </mtd>
              </mtr>
              <mtr>
                <mtd>
                  <mi mathvariant="normal">C</mi>
                </mtd>
                <mtd>
                  <mi mathvariant="normal">D</mi>
                </mtd>
              </mtr>
            </mtable>
          </mfenced>
          <mo stretchy="false">=</mo>
          <mfenced open="(" close=")">
            <mtable>
              <mtr>
                <mtd>
                  <mn>1</mn>
                </mtd>
                <mtd>
                  <mrow>
                    <mi mathvariant="normal">L</mi>
                    <mo stretchy="false">/</mo>
                    <mi mathvariant="normal">n</mi>
                  </mrow>
                </mtd>
              </mtr>
              <mtr>
                <mtd>
                  <mn>0</mn>
                </mtd>
                <mtd>
                  <mn>1</mn>
                </mtd>
              </mtr>
            </mtable>
          </mfenced>
        </mrow>
      </mrow>
    </mstyle>
    <annotation encoding="StarMath 5.0">size 22 {left (matrix{A # B ## C # D}right )  = left (matrix{1#L/n##0#1}right)}</annotation>
  </semantics>
</math>
</file>

<file path=Object 8/content.xml><?xml version="1.0" encoding="utf-8"?>
<math xmlns="http://www.w3.org/1998/Math/MathML">
  <semantics>
    <mstyle mathsize="22pt">
      <mrow>
        <mrow>
          <msub>
            <mi mathvariant="normal">q</mi>
            <mn>2</mn>
          </msub>
          <mo stretchy="false">=</mo>
          <mrow>
            <msub>
              <mi mathvariant="normal">q</mi>
              <mn>1</mn>
            </msub>
            <mo stretchy="false">+</mo>
            <mi mathvariant="normal">L</mi>
          </mrow>
        </mrow>
      </mrow>
    </mstyle>
    <annotation encoding="StarMath 5.0">size 22 {q_2 = q_1 + L}</annotation>
  </semantics>
</math>
</file>

<file path=Object 9/content.xml><?xml version="1.0" encoding="utf-8"?>
<math xmlns="http://www.w3.org/1998/Math/MathML">
  <semantics>
    <mstyle mathsize="22pt">
      <mrow>
        <mrow>
          <msub>
            <mi mathvariant="normal">q</mi>
            <mi>r2</mi>
          </msub>
          <mo stretchy="false">=</mo>
          <mrow>
            <msub>
              <mi mathvariant="normal">q</mi>
              <mi>r1</mi>
            </msub>
            <mo stretchy="false">+</mo>
            <mrow>
              <mi mathvariant="normal">L</mi>
              <mo stretchy="false">/</mo>
              <mi mathvariant="normal">n</mi>
            </mrow>
          </mrow>
        </mrow>
      </mrow>
    </mstyle>
    <annotation encoding="StarMath 5.0">size 22 {q_{r2} = q_{r1} + L/n}</annotation>
  </semantics>
</math>
</file>